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, 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84cm" fo:margin-left="-0.123cm" table:align="left" style:writing-mode="lr-tb"/>
    </style:style>
    <style:style style:name="Tabla1.A" style:family="table-column">
      <style:table-column-properties style:column-width="1.843cm"/>
    </style:style>
    <style:style style:name="Tabla1.B" style:family="table-column">
      <style:table-column-properties style:column-width="13.99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2" style:family="table">
      <style:table-properties style:width="13.705cm" table:align="left" style:shadow="none" style:writing-mode="lr-tb"/>
    </style:style>
    <style:style style:name="Tabla2.A" style:family="table-column">
      <style:table-column-properties style:column-width="6.429cm"/>
    </style:style>
    <style:style style:name="Tabla2.B" style:family="table-column">
      <style:table-column-properties style:column-width="7.27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2.B1" style:family="table-cell">
      <style:table-cell-properties style:vertical-align="top" fo:padding="0.097cm" fo:border="0.1pt solid #000000" style:writing-mode="lr-tb"/>
    </style:style>
    <style:style style:name="P1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language="es" fo:country="MX" style:font-size-asian="8pt" style:font-name-complex="Trebuchet MS" style:font-size-complex="8pt"/>
    </style:style>
    <style:style style:name="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style:font-name-complex="Trebuchet MS"/>
    </style:style>
    <style:style style:name="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5pt" style:font-size-asian="5pt" style:font-name-complex="Trebuchet MS" style:font-size-complex="5pt"/>
    </style:style>
    <style:style style:name="P6" style:family="paragraph" style:parent-style-name="Sangría_20_2_20_de_20_t._20_independiente">
      <style:paragraph-properties fo:margin-left="0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fo:language="es" fo:country="ES"/>
    </style:style>
    <style:style style:name="P11" style:family="paragraph" style:parent-style-name="Text_20_body">
      <style:paragraph-properties fo:text-align="start" style:justify-single-word="false"/>
      <style:text-properties fo:language="es" fo:country="MX"/>
    </style:style>
    <style:style style:name="P12" style:family="paragraph" style:parent-style-name="Text_20_body">
      <style:paragraph-properties fo:margin-left="0cm" fo:margin-right="0cm" fo:text-indent="0.501cm" style:auto-text-indent="false"/>
    </style:style>
    <style:style style:name="P13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style:font-name="Tahoma" fo:font-weight="bold" style:font-weight-asian="bold" style:font-name-complex="Tahoma"/>
    </style:style>
    <style:style style:name="P14" style:family="paragraph" style:parent-style-name="Standard">
      <style:paragraph-properties fo:margin-left="0cm" fo:margin-right="0cm" fo:line-height="100%" fo:text-align="justify" style:justify-single-word="false" fo:text-indent="0.501cm" style:auto-text-indent="false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style:font-name="Nimbus Mono L" style:font-name-complex="Nimbus Mono L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justify" style:justify-single-word="false"/>
      <style:text-properties fo:language="es" fo:country="MX"/>
    </style:style>
    <style:style style:name="P19" style:family="paragraph" style:parent-style-name="Standard">
      <style:paragraph-properties fo:margin-left="0.009cm" fo:margin-right="0cm" fo:text-align="justify" style:justify-single-word="false" fo:text-indent="0cm" style:auto-text-indent="false"/>
      <style:text-properties fo:language="es" fo:country="ES"/>
    </style:style>
    <style:style style:name="P20" style:family="paragraph" style:parent-style-name="Sangría_20_2_20_de_20_t._20_independiente">
      <style:paragraph-properties fo:margin-left="0.009cm" fo:margin-right="0cm" fo:orphans="2" fo:widows="2" fo:hyphenation-ladder-count="no-limit" fo:text-indent="0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P21" style:family="paragraph" style:parent-style-name="Sangría_20_2_20_de_20_t._20_independiente">
      <style:paragraph-properties fo:margin-left="0.009cm" fo:margin-right="0cm" fo:orphans="2" fo:widows="2" fo:hyphenation-ladder-count="no-limit" fo:text-indent="0cm" style:auto-text-indent="false" style:writing-mode="lr-tb"/>
      <style:text-properties fo:language="es" fo:country="ES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line-height="100%" fo:text-indent="0.6cm" style:auto-text-indent="false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0.6cm" style:auto-text-indent="false"/>
    </style:style>
    <style:style style:name="P24" style:family="paragraph" style:parent-style-name="Normal_20__28_Web_29_">
      <style:paragraph-properties fo:margin-left="0cm" fo:margin-right="0cm" fo:line-height="100%" fo:text-align="justify" style:justify-single-word="false" fo:text-indent="0.6cm" style:auto-text-indent="false"/>
    </style:style>
    <style:style style:name="P25" style:family="paragraph" style:parent-style-name="Sangría_20_2_20_de_20_t._20_independiente">
      <style:paragraph-properties fo:text-align="justify" style:justify-single-word="false"/>
      <style:text-properties fo:language="es" fo:country="MX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margin-left="0cm" fo:margin-right="0cm" fo:line-height="100%" fo:text-align="justify" style:justify-single-word="false" fo:text-indent="0.6cm" style:auto-text-indent="false"/>
    </style:style>
    <style:style style:name="P29" style:family="paragraph" style:parent-style-name="Standard">
      <style:paragraph-properties fo:margin-left="2.223cm" fo:margin-right="0cm" fo:text-indent="-2.17cm" style:auto-text-indent="false">
        <style:tab-stops/>
      </style:paragraph-properties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style:font-name="Times New Roman1" fo:font-size="8pt" fo:font-weight="bold" style:font-size-asian="8pt" style:font-weight-asian="bold" style:font-size-complex="8pt"/>
    </style:style>
    <style:style style:name="T3" style:family="text">
      <style:text-properties fo:font-size="5pt" fo:font-weight="bold" style:font-size-asian="5pt" style:font-weight-asian="bold" style:font-size-complex="5pt" style:font-weight-complex="bold"/>
    </style:style>
    <style:style style:name="T4" style:family="text">
      <style:text-properties style:font-name="Nimbus Mono L" style:font-name-complex="Nimbus Mono L"/>
    </style:style>
    <style:style style:name="T5" style:family="text">
      <style:text-properties style:font-name="Nimbus Mono L" style:font-name-asian="Nimbus Mono L" style:font-name-complex="Nimbus Mono 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ORDENANZA N° 2511-CM-14</text:p>
      <text:p text:style-name="P15"/>
      <text:p text:style-name="P15"/>
      <text:p text:style-name="Sangría_20_2_20_de_20_t._20_independiente">DESCRIPCIÓN SINTÉTICA: <text:s/>MODIFICACIÓN ORDENANZA 2487-CM-13.</text:p>
      <text:p text:style-name="P15"/>
      <text:p text:style-name="P15"/>
      <text:p text:style-name="P15">ANTECEDENTES</text:p>
      <text:p text:style-name="P14"/>
      <text:p text:style-name="P23">Ordenanza 789-CM-97: Normas para la presentación de proyectos modificatorios de las ordenanzas fiscal y tarifaria.</text:p>
      <text:p text:style-name="P23"/>
      <text:p text:style-name="P23">Ordenanza 2375-CM-12: Ordenanza Tarifaria Municipal.</text:p>
      <text:p text:style-name="P23"/>
      <text:p text:style-name="P23">Ordenanza 2392-CM-13: Modificación Ordenanza Tarifaria Municipal 2375-CM-12.</text:p>
      <text:p text:style-name="P23"/>
      <text:p text:style-name="P23">Ordenanza 2486-CM-13: Modifica Ordenanzas 2374-CM-12 y 2375-CM-12.</text:p>
      <text:p text:style-name="P23"/>
      <text:p text:style-name="P23">Ordenanza 2487-CM-13: Modifica Ordenanza Tarifaria 2375-CM-12.</text:p>
      <text:p text:style-name="P24"/>
      <text:p text:style-name="P23">Nota Presidencia Concejo Municipal Nº 2519.</text:p>
      <text:p text:style-name="P23"/>
      <text:p text:style-name="P14"/>
      <text:p text:style-name="P15">FUNDAMENTOS</text:p>
      <text:p text:style-name="P22"/>
      <text:p text:style-name="P23">A los fines de la liquidación de la Tasa de Inspección, Seguridad e Higiene (TISH) es que se advierte la necesidad de proceder con la corrección de la <text:span text:style-name="T6">Alícuota General</text:span> detallada en el Punto 2) del Artículo 1º de la Ordenanza 2487-CM-13. </text:p>
      <text:p text:style-name="P23"/>
      <text:p text:style-name="P23">En dicho artículo la alícuota general a aplicar sobre la facturación promedio del último semestre es de 0,0055 %. Debido a un error de tipeo y tratándose de una alícuota y no de un coeficiente, la misma debería quedar expresada en <text:span text:style-name="T8">0,55%.</text:span> </text:p>
      <text:p text:style-name="P23"/>
      <text:p text:style-name="P23">A su vez, aquí se plantea la incorporación del rubro Agencias oficiales de lotería y quiniela, en la Sección de Servicios de Esparcimiento, con un coeficiente corrector de <text:s text:c="7"/>dos (2). Actualmente se ha liquidado la Tasa con un coeficiente de cuatro (4) incluyendo a las Agencias aquí enunciadas en el rubro relacionados con juegos de azar y apuestas, del Anexo I de la Ordenanza 2487-CM-13 el cual contempla a los juegos de azar en salones como ser los habilitados con la actividad de casino. </text:p>
      <text:p text:style-name="P23"/>
      <text:p text:style-name="P23">Por lo tanto, creemos sustancial incorporar, las agencias diversificando las actividades que se realizan y diferenciándolas con la actividad del casino. Es necesario aplicar coeficientes correctores distintos a los casinos, y a las agencias por sus actividades tan distintas; las Agencias son dependientes de la Lotería de Río Negro, cobrando una comisión sobre las ventas; los cuales no cobran <text:s/>costos ni valores ni implementan juegos, entre otros. Ellos son sólo un local de intermediación a cambio de una comisión, a diferencia de los casinos que poseen total autonomía con respecto al juego, apuestas, premios, entre otros. </text:p>
      <text:p text:style-name="P22"><text:s/></text:p>
      <text:p text:style-name="P29"><text:soft-page-break/>AUTORES: Concejales Leandro Lescano (AFSP); Prof. Alfredo Martín (FG) y Prof. Elena Welleschik (UCR).</text:p>
      <text:p text:style-name="P13"/>
      <text:p text:style-name="P15">COLABORADORA: Asesora Contable del Concejo Municipal, Cdora. Lilian Baroni.</text:p>
      <text:p text:style-name="P15"/>
      <text:p text:style-name="Text_20_body">El proyecto original Nº 552/14, con las modificaciones introducidas, fue aprobado en la sesión del día 29 de abril de 2014, según consta en el Acta Nº 1017/14. Por ello, en ejercicio de las atribuciones que le otorga el Art. 38 de la Carta Orgánica Municipal,</text:p>
      <text:p text:style-name="Text_20_body"/>
      <text:p text:style-name="Text_20_body">EL CONCEJO MUNICIPAL DE SAN CARLOS DE BARILOCHE</text:p>
      <text:p text:style-name="Text_20_body">SANCIONA CON CARÁCTER DE </text:p>
      <text:p text:style-name="Text_20_body"/>
      <text:p text:style-name="P8">ORDENANZA</text:p>
      <text:p text:style-name="P8"/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Art. <text:s/>1°) </text:p>
          </table:table-cell>
          <table:table-cell table:style-name="Tabla1.A1" office:value-type="string">
            <text:p text:style-name="P15">Se modifica el Punto 2 Alícuota General <text:s/>del artículo 1º) de la Ordenanza 2487-CM-13 el cual quedará redactado de la siguiente manera: </text:p>
            <text:p text:style-name="P15"/>
            <text:p text:style-name="P18">“2.-) Alícuota General (AG) a aplicar sobre la facturación promedio del semestre correspondiente al período declarado. Dicha alícuota asciende al 0,55%”.</text:p>
            <text:p text:style-name="P25"/>
          </table:table-cell>
        </table:table-row>
        <table:table-row table:style-name="Tabla1.1">
          <table:table-cell table:style-name="Tabla1.A1" office:value-type="string">
            <text:p text:style-name="P11">Art. <text:s/>2°)</text:p>
          </table:table-cell>
          <table:table-cell table:style-name="Tabla1.A1" office:value-type="string">
            <text:p text:style-name="P15">Se incorpora en el acápite titulado “Servicios de Esparcimiento” del Anexo I de la Ordenanza 2487-CM-13 el siguiente rubro<text:span text:style-name="T4">:</text:span></text:p>
            <text:p text:style-name="P16"/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15">Agencias Oficiales de Lotería y Quiniela </text:p>
                </table:table-cell>
                <table:table-cell table:style-name="Tabla2.B1" office:value-type="string">
                  <text:p text:style-name="P17"><text:span text:style-name="T5"><text:s text:c="13"/></text:span>2</text:p>
                </table:table-cell>
              </table:table-row>
            </table:table>
            <text:p text:style-name="P19"/>
          </table:table-cell>
        </table:table-row>
        <table:table-row table:style-name="Tabla1.1">
          <table:table-cell table:style-name="Tabla1.A1" office:value-type="string">
            <text:p text:style-name="P11">Art. <text:s/>3°) </text:p>
          </table:table-cell>
          <table:table-cell table:style-name="Tabla1.A1" office:value-type="string">
            <text:p text:style-name="P20">Comuníquese. Publíquese en el Boletín Oficial. Tómese razón. Cumplido, archívese.</text:p>
            <text:p text:style-name="P21"/>
          </table:table-cell>
        </table:table-row>
      </table:table>
      <text:p text:style-name="P1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Mono L" svg:font-family="'Nimbus Mono L', 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A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language="es" fo:country="ES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>
        <style:tab-stops>
          <style:tab-stop style:position="6.244cm"/>
        </style:tab-stops>
      </style:paragraph-properties>
      <style:text-properties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Text_20_body_20_indent" style:display-name="Text body indent" style:family="paragraph" style:parent-style-name="Standard" style:class="text">
      <style:paragraph-properties fo:margin="100%" fo:margin-left="2.251cm" fo:margin-right="0cm" fo:margin-top="0cm" fo:margin-bottom="0cm" fo:text-align="justify" style:justify-single-word="false" fo:text-indent="-2.251cm" style:auto-text-indent="false"/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cm" fo:margin-right="0cm" fo:margin-top="0cm" fo:margin-bottom="0cm" fo:text-align="justify" style:justify-single-word="false" fo:text-indent="0.52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049cm" fo:margin-bottom="0.049cm" style:line-height-at-least="0.176cm" fo:hyphenation-ladder-count="no-limit"/>
      <style:text-properties fo:language="es" fo:country="ES" fo:hyphenate="false" fo:hyphenation-remain-char-count="2" fo:hyphenation-push-char-count="2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3" style:family="paragraph" style:parent-style-name="Sangría_20_2_20_de_20_t._20_independiente">
      <style:paragraph-properties fo:margin-left="0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style:font-name-complex="Trebuchet MS"/>
    </style:style>
    <style:style style:name="M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5pt" style:font-size-asian="5pt" style:font-name-complex="Trebuchet MS" style:font-size-complex="5pt"/>
    </style:style>
    <style:style style:name="MP6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language="es" fo:country="MX" style:font-size-asian="8pt" style:font-name-complex="Trebuchet MS" style:font-size-complex="8pt"/>
    </style:style>
    <style:style style:name="MP7" style:family="paragraph" style:parent-style-name="Header">
      <style:paragraph-properties fo:text-align="center" style:justify-single-word="false"/>
    </style:style>
    <style:style style:name="MT1" style:family="text">
      <style:text-properties fo:font-size="8pt" fo:font-weight="bold" style:font-size-asian="8pt" style:font-weight-asian="bold" style:font-size-complex="8pt"/>
    </style:style>
    <style:style style:name="MT2" style:family="text">
      <style:text-properties style:font-name="Times New Roman1" fo:font-size="8pt" fo:font-weight="bold" style:font-size-asian="8pt" style:font-weight-asian="bold" style:font-size-complex="8pt"/>
    </style:style>
    <style:style style:name="MT3" style:family="text">
      <style:text-properties fo:font-size="5pt" fo:font-weight="bold" style:font-size-asian="5pt" style:font-weight-asian="bold" style:font-size-complex="5pt" style:font-weight-complex="bold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35.56cm" style:num-format="1" style:print-orientation="portrait" fo:margin-top="1.27cm" fo:margin-bottom="5.001cm" fo:margin-left="3cm" fo:margin-right="3cm" style:writing-mode="lr-tb" style:layout-grid-color="#c0c0c0" style:layout-grid-lines="91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2">
      <style:page-layout-properties fo:page-width="21.59cm" fo:page-height="35.56cm" style:num-format="1" style:print-orientation="portrait" fo:margin-top="2.501cm" fo:margin-bottom="5.001cm" fo:margin-left="3cm" fo:margin-right="3cm" style:writing-mode="lr-tb" style:layout-grid-color="#c0c0c0" style:layout-grid-lines="77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gráficos2" text:anchor-type="char" svg:x="0.298cm" svg:y="0.012cm" svg:width="6.077cm" svg:height="2.288cm" draw:z-index="1"><draw:image xlink:href="Pictures/10000000000000F1000000587432C3F9.jpg" xlink:type="simple" xlink:show="embed" xlink:actuate="onLoad"/><draw:contour-polygon svg:width="8.494cm" svg:height="3.073cm" svg:viewBox="0 0 8494 3073" draw:points="0,0 0,3073 8494,3073 8494,0" draw:recreate-on-edit="false"/></draw:frame></text:p>
        <text:p text:style-name="MP2"/>
        <text:p text:style-name="MP3"/>
        <text:p text:style-name="MP4"><text:span text:style-name="MT1"><text:line-break/><text:line-break/><text:line-break/> <text:s text:c="71"/></text:span><text:span text:style-name="MT2">“2014, año de Homenaje al Almirante Guillermo Brown, en el <text:tab/><text:tab/><text:tab/><text:tab/><text:tab/> <text:s text:c="2"/>Bicentenario del combate naval de Montevideo”</text:span></text:p>
        <text:p text:style-name="MP4"><text:span text:style-name="MT1"><text:s text:c="96"/></text:span><text:span text:style-name="MT3">(Ordenanza 2509-CM-2014)</text:span></text:p>
        <text:p text:style-name="MP5"/>
        <text:p text:style-name="MP6"/>
        <text:p text:style-name="MP7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NANZA Nº -CM-02</dc:title>
    <meta:initial-creator>Un usuario de Microsoft Office satisfecho.</meta:initial-creator>
    <meta:creation-date>2013-09-05T12:40:00</meta:creation-date>
    <dc:creator>Comisiones </dc:creator>
    <dc:date>2014-05-06T11:15:16</dc:date>
    <meta:print-date>2014-05-06T11:15:07</meta:print-date>
    <meta:editing-cycles>7</meta:editing-cycles>
    <meta:editing-duration>P23DT22H11M8S</meta:editing-duration>
    <meta:generator>LibreOffice/3.5$Linux_X86_64 LibreOffice_project/350m1$Build-2</meta:generator>
    <meta:printed-by>Comisiones </meta:printed-by>
    <meta:document-statistic meta:table-count="2" meta:image-count="1" meta:object-count="0" meta:page-count="2" meta:paragraph-count="32" meta:word-count="505" meta:character-count="3517" meta:non-whitespace-character-count="2828"/>
    <meta:user-defined meta:name="Información 1"/>
    <meta:user-defined meta:name="Información 2"/>
    <meta:user-defined meta:name="Información 3"/>
    <meta:user-defined meta:name="Información 4"/>
  </office:meta>
</office:document-meta>
</file>